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Language.doUnload( Object prog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Language.quoteString( String const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Language.accept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Language.getObject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Language.initializ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avaLanguage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Language.compile( String name , File baseDirectory , String encoding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JavaLanguage.loadProgram( String name , File baseDire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vaLanguage.expandDirs( String dirPath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avaLanguage.getSource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Language.parameterize( Parameters param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avaLanguag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